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qlsh&gt; create keyspace employee with replication={'class':'SimpleStrategy','replication_factor':3};</text:p>
      <text:p text:style-name="Standard">cqlsh&gt; create table employee_info ( emp_id integer, ename varchar, designation text, date_of_joining date, salary float, dname text, primary key(emp_id) );</text:p>
      <text:p text:style-name="Standard">InvalidRequest: Error from server: code=2200 [Invalid query] message="No keyspace has been specified. USE a keyspace, or explicitly specify keyspace.tablename"</text:p>
      <text:p text:style-name="Standard">cqlsh&gt; use employee</text:p>
      <text:p text:style-name="Standard"><text:s text:c="3"/>... ;</text:p>
      <text:p text:style-name="Standard">cqlsh:employee&gt; create table employee_info ( emp_id int, ename varchar, designation text, date_of_joining date, salary float, dname text, primary key(emp_id) );</text:p>
      <text:p text:style-name="Standard">cqlsh:employee&gt; BEGIN BATCH insert into table employee_info('emp_id','ename','designation','date_of_joining','salary','dname')values(123,'shilpa','Senior Manager',12-Jan-2023,120000,'Development') insert into table employee_info('emp_id','ename','designation','date_of_joining','salary','dname')values(456,'sowmya','Junior Manager',22-Apr-2023,80000,'Testing') insert into table employee_info('emp_id','ename','designation','date_of_joining','salary','dname')values(789,'Anitha','Technician',02-Apr-2022,80000,'Technical team') APPLY BATCH;</text:p>
      <text:p text:style-name="Standard">SyntaxException: line 1:24 no viable alternative at input 'table' (BEGIN BATCH insert into [table]...)</text:p>
      <text:p text:style-name="Standard">cqlsh:employee&gt; insert into employee_info(emp_id,ename,designation,date_of_joining,salary,dname)values(121,'Seetha','manager','2022-02-12',200000,'Software');</text:p>
      <text:p text:style-name="Standard">cqlsh:employee&gt; insert into employee_info(emp_id,ename,designation,date_of_joining,salary,dname)values(123,'Somya','Senior manager','2021-05-22',180000,'Development');</text:p>
      <text:p text:style-name="Standard">cqlsh:employee&gt; select *from employee_info;</text:p>
      <text:p text:style-name="Standard"/>
      <text:p text:style-name="Standard"><text:s/>emp_id | date_of_joining | designation <text:s text:c="3"/>| dname <text:s text:c="6"/>| ename <text:s/>| salary</text:p>
      <text:p text:style-name="Standard">--------+-----------------+----------------+-------------+--------+---------</text:p>
      <text:p text:style-name="Standard"><text:s text:c="4"/>123 | <text:s text:c="5"/>2021-05-22 | Senior manager | Development | <text:s/>Somya | 1.8e+05</text:p>
      <text:p text:style-name="Standard"><text:s text:c="4"/>121 | <text:s text:c="5"/>2022-02-12 | <text:s text:c="7"/>manager | <text:s text:c="3"/>Software | Seetha | <text:s text:c="2"/>2e+05</text:p>
      <text:p text:style-name="Standard"/>
      <text:p text:style-name="Standard">(2 rows)</text:p>
      <text:p text:style-name="Standard">cqlsh:employee&gt; update employee_info set ename='sachin' where emp_id=121;</text:p>
      <text:p text:style-name="Standard">cqlsh:employee&gt; select *from employee_info;</text:p>
      <text:p text:style-name="Standard"/>
      <text:p text:style-name="Standard"><text:s/>emp_id | date_of_joining | designation <text:s text:c="3"/>| dname <text:s text:c="6"/>| ename <text:s/>| salary</text:p>
      <text:p text:style-name="Standard">--------+-----------------+----------------+-------------+--------+---------</text:p>
      <text:p text:style-name="Standard"><text:s text:c="4"/>123 | <text:s text:c="5"/>2021-05-22 | Senior manager | Development | <text:s/>Somya | 1.8e+05</text:p>
      <text:p text:style-name="Standard"><text:s text:c="4"/>121 | <text:s text:c="5"/>2022-02-12 | <text:s text:c="7"/>manager | <text:s text:c="3"/>Software | sachin | <text:s text:c="2"/>2e+05</text:p>
      <text:p text:style-name="Standard"/>
      <text:p text:style-name="Standard">(2 rows)</text:p>
      <text:p text:style-name="Standard">cqlsh:employee&gt; update employee_info set salary=20000 where emp_id=121;</text:p>
      <text:p text:style-name="Standard">cqlsh:employee&gt; update employee_info set salary=40000 where emp_id=123;</text:p>
      <text:p text:style-name="Standard">cqlsh:employee&gt; select *from employee_info;</text:p>
      <text:p text:style-name="Standard"/>
      <text:p text:style-name="Standard"><text:s/>emp_id | date_of_joining | designation <text:s text:c="3"/>| dname <text:s text:c="6"/>| ename <text:s/>| salary</text:p>
      <text:p text:style-name="Standard">--------+-----------------+----------------+-------------+--------+--------</text:p>
      <text:p text:style-name="Standard"><text:s text:c="4"/>123 | <text:s text:c="5"/>2021-05-22 | Senior manager | Development | <text:s/>Somya | <text:s/>40000</text:p>
      <text:p text:style-name="Standard"><text:s text:c="4"/>121 | <text:s text:c="5"/>2022-02-12 | <text:s text:c="7"/>manager | <text:s text:c="3"/>Software | sachin | <text:s/>20000</text:p>
      <text:p text:style-name="Standard"/>
      <text:p text:style-name="Standard">(2 rows)</text:p>
      <text:p text:style-name="Standard"><text:soft-page-break/>cqlsh:employee&gt; create table employee_info1 ( emp_id int, ename varchar, designation text, date_of_joining date, salary float, dname text, primary key(emp_id,salary) );</text:p>
      <text:p text:style-name="Standard">cqlsh:employee&gt; insert into employee_info(emp_id,ename,designation,date_of_joining,salary,dname)values(121,'Seetha','manager','2022-02-12',200000,'Software');</text:p>
      <text:p text:style-name="Standard"><text:s text:c="2"/>insert into employee_info1(emp_id,ename,designation,date_of_joining,salary,dname)values(123,'Somya','Senior manager','2021-05-22',180000,'Development');\</text:p>
      <text:p text:style-name="Standard"><text:s text:c="154"/>^</text:p>
      <text:p text:style-name="Standard">cqlsh:employee&gt; insert into employee_info1(emp_id,ename,designation,date_of_joining,salary,dname)values(123,'Somya','Senior manager','2021-05-22',180000,'Development');</text:p>
      <text:p text:style-name="Standard">cqlsh:employee&gt; insert into employee_info1(emp_id,ename,designation,date_of_joining,salary,dname)values(121,'Seetha','manager','2022-02-12',200000,'Software');</text:p>
      <text:p text:style-name="Standard">cqlsh:employee&gt; select *from employee_info1 where emp_id=123 order by salary desc;</text:p>
      <text:p text:style-name="Standard"/>
      <text:p text:style-name="Standard"><text:s/>emp_id | salary <text:s/>| date_of_joining | designation <text:s text:c="3"/>| dname <text:s text:c="6"/>| ename</text:p>
      <text:p text:style-name="Standard">--------+---------+-----------------+----------------+-------------+-------</text:p>
      <text:p text:style-name="Standard"><text:s text:c="4"/>123 | 1.8e+05 | <text:s text:c="5"/>2021-05-22 | Senior manager | Development | Somya</text:p>
      <text:p text:style-name="Standard"/>
      <text:p text:style-name="Standard">(1 rows)</text:p>
      <text:p text:style-name="Standard">cqlsh:employee&gt; insert into employee_info1(emp_id,ename,designation,date_of_joining,salary,dname)values(789,'Geetha','Executive','2022-02-12',100000,'Software');</text:p>
      <text:p text:style-name="Standard">cqlsh:employee&gt; select *from employee_info1 where emp_id=123 order by salary desc limit 2;</text:p>
      <text:p text:style-name="Standard"/>
      <text:p text:style-name="Standard"><text:s/>emp_id | salary <text:s/>| date_of_joining | designation <text:s text:c="3"/>| dname <text:s text:c="6"/>| ename</text:p>
      <text:p text:style-name="Standard">--------+---------+-----------------+----------------+-------------+-------</text:p>
      <text:p text:style-name="Standard"><text:s text:c="4"/>123 | 1.8e+05 | <text:s text:c="5"/>2021-05-22 | Senior manager | Development | Somya</text:p>
      <text:p text:style-name="Standard"/>
      <text:p text:style-name="Standard">(1 rows)</text:p>
      <text:p text:style-name="Standard">cqlsh:employee&gt; select *from employee_info1 order by salary desc limit 2;</text:p>
      <text:p text:style-name="Standard">InvalidRequest: Error from server: code=2200 [Invalid query] message="ORDER BY is only supported when the partition key is restricted by an EQ or an IN."</text:p>
      <text:p text:style-name="Standard">cqlsh:employee&gt; desc employee;</text:p>
      <text:p text:style-name="Standard"/>
      <text:p text:style-name="Standard">CREATE KEYSPACE employee WITH replication = {'class': 'SimpleStrategy', 'replication_factor': '3'} <text:s/>AND durable_writes = true;</text:p>
      <text:p text:style-name="Standard"/>
      <text:p text:style-name="Standard">CREATE TABLE employee.employee_info (</text:p>
      <text:p text:style-name="Standard"><text:s text:c="4"/>emp_id int PRIMARY KEY,</text:p>
      <text:p text:style-name="Standard"><text:s text:c="4"/>date_of_joining date,</text:p>
      <text:p text:style-name="Standard"><text:s text:c="4"/>designation text,</text:p>
      <text:p text:style-name="Standard"><text:s text:c="4"/>dname text,</text:p>
      <text:p text:style-name="Standard"><text:s text:c="4"/>ename text,</text:p>
      <text:p text:style-name="Standard"><text:s text:c="4"/>salary float</text:p>
      <text:p text:style-name="Standard">) WITH bloom_filter_fp_chance = 0.01</text:p>
      <text:p text:style-name="Standard"><text:s text:c="4"/>AND caching = {'keys': 'ALL', 'rows_per_partition': 'NONE'}</text:p>
      <text:p text:style-name="Standard"><text:s text:c="4"/>AND comment = ''</text:p>
      <text:p text:style-name="Standard"><text:soft-page-break/><text:s text:c="4"/>AND compaction = {'class': 'org.apache.cassandra.db.compaction.SizeTieredCompactionStrategy', 'max_threshold': '32', 'min_threshold': '4'}</text:p>
      <text:p text:style-name="Standard"><text:s text:c="4"/>AND compression = {'chunk_length_in_kb': '64', 'class': 'org.apache.cassandra.io.compress.LZ4Compressor'}</text:p>
      <text:p text:style-name="Standard"><text:s text:c="4"/>AND crc_check_chance = 1.0</text:p>
      <text:p text:style-name="Standard"><text:s text:c="4"/>AND dclocal_read_repair_chance = 0.1</text:p>
      <text:p text:style-name="Standard"><text:s text:c="4"/>AND default_time_to_live = 0</text:p>
      <text:p text:style-name="Standard"><text:s text:c="4"/>AND gc_grace_seconds = 864000</text:p>
      <text:p text:style-name="Standard"><text:s text:c="4"/>AND max_index_interval = 2048</text:p>
      <text:p text:style-name="Standard"><text:s text:c="4"/>AND memtable_flush_period_in_ms = 0</text:p>
      <text:p text:style-name="Standard"><text:s text:c="4"/>AND min_index_interval = 128</text:p>
      <text:p text:style-name="Standard"><text:s text:c="4"/>AND read_repair_chance = 0.0</text:p>
      <text:p text:style-name="Standard"><text:s text:c="4"/>AND speculative_retry = '99PERCENTILE';</text:p>
      <text:p text:style-name="Standard"/>
      <text:p text:style-name="Standard">CREATE TABLE employee.employee_info1 (</text:p>
      <text:p text:style-name="Standard"><text:s text:c="4"/>emp_id int,</text:p>
      <text:p text:style-name="Standard"><text:s text:c="4"/>salary float,</text:p>
      <text:p text:style-name="Standard"><text:s text:c="4"/>date_of_joining date,</text:p>
      <text:p text:style-name="Standard"><text:s text:c="4"/>designation text,</text:p>
      <text:p text:style-name="Standard"><text:s text:c="4"/>dname text,</text:p>
      <text:p text:style-name="Standard"><text:s text:c="4"/>ename text,</text:p>
      <text:p text:style-name="Standard"><text:s text:c="4"/>PRIMARY KEY (emp_id, salary)</text:p>
      <text:p text:style-name="Standard">) WITH CLUSTERING ORDER BY (salary ASC)</text:p>
      <text:p text:style-name="Standard"><text:s text:c="4"/>AND bloom_filter_fp_chance = 0.01</text:p>
      <text:p text:style-name="Standard"><text:s text:c="4"/>AND caching = {'keys': 'ALL', 'rows_per_partition': 'NONE'}</text:p>
      <text:p text:style-name="Standard"><text:s text:c="4"/>AND comment = ''</text:p>
      <text:p text:style-name="Standard"><text:s text:c="4"/>AND compaction = {'class': 'org.apache.cassandra.db.compaction.SizeTieredCompactionStrategy', 'max_threshold': '32', 'min_threshold': '4'}</text:p>
      <text:p text:style-name="Standard"><text:s text:c="4"/>AND compression = {'chunk_length_in_kb': '64', 'class': 'org.apache.cassandra.io.compress.LZ4Compressor'}</text:p>
      <text:p text:style-name="Standard"><text:s text:c="4"/>AND crc_check_chance = 1.0</text:p>
      <text:p text:style-name="Standard"><text:s text:c="4"/>AND dclocal_read_repair_chance = 0.1</text:p>
      <text:p text:style-name="Standard"><text:s text:c="4"/>AND default_time_to_live = 0</text:p>
      <text:p text:style-name="Standard"><text:s text:c="4"/>AND gc_grace_seconds = 864000</text:p>
      <text:p text:style-name="Standard"><text:s text:c="4"/>AND max_index_interval = 2048</text:p>
      <text:p text:style-name="Standard"><text:s text:c="4"/>AND memtable_flush_period_in_ms = 0</text:p>
      <text:p text:style-name="Standard"><text:s text:c="4"/>AND min_index_interval = 128</text:p>
      <text:p text:style-name="Standard"><text:s text:c="4"/>AND read_repair_chance = 0.0</text:p>
      <text:p text:style-name="Standard"><text:s text:c="4"/>AND speculative_retry = '99PERCENTILE';</text:p>
      <text:p text:style-name="Standard"/>
      <text:p text:style-name="Standard">cqlsh:employee&gt; insert into employee_info1(emp_id,ename,designation,date_of_joining,salary,dname)values(189,'GOWTHAMI','Executive','2022-02-12',900000,'Software');</text:p>
      <text:p text:style-name="Standard">cqlsh:employee&gt; insert into employee_info1(emp_id,ename,designation,date_of_joining,salary,dname)values(989,'CHITRA','Executive','2022-02-12',70000,'TESTING');</text:p>
      <text:p text:style-name="Standard">cqlsh:employee&gt; select *from employee_info1;</text:p>
      <text:p text:style-name="Standard"/>
      <text:p text:style-name="Standard"><text:s/>emp_id | salary <text:s/>| date_of_joining | designation <text:s text:c="3"/>| dname <text:s text:c="6"/>| ename</text:p>
      <text:p text:style-name="Standard">--------+---------+-----------------+----------------+-------------+----------</text:p>
      <text:p text:style-name="Standard"><text:soft-page-break/><text:s text:c="4"/>123 | 1.8e+05 | <text:s text:c="5"/>2021-05-22 | Senior manager | Development | <text:s text:c="3"/>Somya</text:p>
      <text:p text:style-name="Standard"><text:s text:c="4"/>121 | <text:s text:c="2"/>2e+05 | <text:s text:c="5"/>2022-02-12 | <text:s text:c="7"/>manager | <text:s text:c="3"/>Software | <text:s text:c="2"/>Seetha</text:p>
      <text:p text:style-name="Standard"><text:s text:c="4"/>189 | <text:s text:c="2"/>9e+05 | <text:s text:c="5"/>2022-02-12 | <text:s text:c="5"/>Executive | <text:s text:c="3"/>Software | GOWTHAMI</text:p>
      <text:p text:style-name="Standard"><text:s text:c="4"/>789 | <text:s text:c="2"/>1e+05 | <text:s text:c="5"/>2022-02-12 | <text:s text:c="5"/>Executive | <text:s text:c="3"/>Software | <text:s text:c="2"/>Geetha</text:p>
      <text:p text:style-name="Standard"><text:s text:c="4"/>989 | <text:s text:c="2"/>70000 | <text:s text:c="5"/>2022-02-12 | <text:s text:c="5"/>Executive | <text:s text:c="4"/>TESTING | <text:s text:c="2"/>CHITRA</text:p>
      <text:p text:style-name="Standard"/>
      <text:p text:style-name="Standard">(5 rows)</text:p>
      <text:p text:style-name="Standard">cqlsh:employee&gt; select *from employee_info1 order by salary desc limit 2;</text:p>
      <text:p text:style-name="Standard">InvalidRequest: Error from server: code=2200 [Invalid query] message="ORDER BY is only supported when the partition key is restricted by an EQ or an IN."</text:p>
      <text:p text:style-name="Standard">cqlsh:employee&gt; select *from employee_info1 WHERE emp_id=121 order by salary desc limit 2;</text:p>
      <text:p text:style-name="Standard"/>
      <text:p text:style-name="Standard"><text:s/>emp_id | salary | date_of_joining | designation | dname <text:s text:c="3"/>| ename</text:p>
      <text:p text:style-name="Standard">--------+--------+-----------------+-------------+----------+--------</text:p>
      <text:p text:style-name="Standard"><text:s text:c="4"/>121 | <text:s/>2e+05 | <text:s text:c="5"/>2022-02-12 | <text:s text:c="4"/>manager | Software | Seetha</text:p>
      <text:p text:style-name="Standard"/>
      <text:p text:style-name="Standard">(1 rows)</text:p>
      <text:p text:style-name="Standard">cqlsh:employee&gt; insert into employee_info1(emp_id,ename,designation,date_of_joining,salary,dname)values(989,'CHIRAAG','Executive','2022-02-12',70000,'TESTING');</text:p>
      <text:p text:style-name="Standard">cqlsh:employee&gt; select *from employee_info1 WHERE emp_id=121 order by salary desc limit 2;</text:p>
      <text:p text:style-name="Standard"/>
      <text:p text:style-name="Standard"><text:s/>emp_id | salary | date_of_joining | designation | dname <text:s text:c="3"/>| ename</text:p>
      <text:p text:style-name="Standard">--------+--------+-----------------+-------------+----------+--------</text:p>
      <text:p text:style-name="Standard"><text:s text:c="4"/>121 | <text:s/>2e+05 | <text:s text:c="5"/>2022-02-12 | <text:s text:c="4"/>manager | Software | Seetha</text:p>
      <text:p text:style-name="Standard"/>
      <text:p text:style-name="Standard">(1 rows)</text:p>
      <text:p text:style-name="Standard">cqlsh:employee&gt; insert into employee_info1(emp_id,ename,designation,date_of_joining,salary,dname)values(989,'CHINMAI','Executive','2022-02-12',60000,'TESTING');</text:p>
      <text:p text:style-name="Standard">cqlsh:employee&gt; select *from employee_info1 WHERE emp_id=989 order by salary desc limit 2;</text:p>
      <text:p text:style-name="Standard"/>
      <text:p text:style-name="Standard"><text:s/>emp_id | salary | date_of_joining | designation | dname <text:s text:c="2"/>| ename</text:p>
      <text:p text:style-name="Standard">--------+--------+-----------------+-------------+---------+---------</text:p>
      <text:p text:style-name="Standard"><text:s text:c="4"/>989 | <text:s/>70000 | <text:s text:c="5"/>2022-02-12 | <text:s text:c="2"/>Executive | TESTING | CHIRAAG</text:p>
      <text:p text:style-name="Standard"><text:s text:c="4"/>989 | <text:s/>60000 | <text:s text:c="5"/>2022-02-12 | <text:s text:c="2"/>Executive | TESTING | CHINMAI</text:p>
      <text:p text:style-name="Standard"/>
      <text:p text:style-name="Standard">(2 rows)</text:p>
      <text:p text:style-name="Standard">cqlsh:employee&gt; select *from employee_info1 WHERE emp_id=989 order by salary desc limit 3;</text:p>
      <text:p text:style-name="Standard"/>
      <text:p text:style-name="Standard"><text:s/>emp_id | salary | date_of_joining | designation | dname <text:s text:c="2"/>| ename</text:p>
      <text:p text:style-name="Standard">--------+--------+-----------------+-------------+---------+---------</text:p>
      <text:p text:style-name="Standard"><text:s text:c="4"/>989 | <text:s/>70000 | <text:s text:c="5"/>2022-02-12 | <text:s text:c="2"/>Executive | TESTING | CHIRAAG</text:p>
      <text:p text:style-name="Standard"><text:s text:c="4"/>989 | <text:s/>60000 | <text:s text:c="5"/>2022-02-12 | <text:s text:c="2"/>Executive | TESTING | CHINMAI</text:p>
      <text:p text:style-name="Standard"/>
      <text:p text:style-name="Standard">(2 rows)</text:p>
      <text:p text:style-name="Standard">cqlsh:employee&gt; select *from employee_info1 WHERE emp_id=989 order by salary desc limit 3;</text:p>
      <text:p text:style-name="Standard"/>
      <text:p text:style-name="Standard"><text:s/>emp_id | salary | date_of_joining | designation | dname <text:s text:c="2"/>| ename</text:p>
      <text:p text:style-name="Standard">--------+--------+-----------------+-------------+---------+---------</text:p>
      <text:p text:style-name="Standard"><text:s text:c="4"/>989 | <text:s/>70000 | <text:s text:c="5"/>2022-02-12 | <text:s text:c="2"/>Executive | TESTING | CHIRAAG</text:p>
      <text:p text:style-name="Standard"><text:s text:c="4"/>989 | <text:s/>60000 | <text:s text:c="5"/>2022-02-12 | <text:s text:c="2"/>Executive | TESTING | CHINMAI</text:p>
      <text:p text:style-name="Standard"><text:soft-page-break/></text:p>
      <text:p text:style-name="Standard">(2 rows)</text:p>
      <text:p text:style-name="Standard">cqlsh:employee&gt; select *from employee_info1;</text:p>
      <text:p text:style-name="Standard"/>
      <text:p text:style-name="Standard"><text:s/>emp_id | salary <text:s/>| date_of_joining | designation <text:s text:c="3"/>| dname <text:s text:c="6"/>| ename</text:p>
      <text:p text:style-name="Standard">--------+---------+-----------------+----------------+-------------+----------</text:p>
      <text:p text:style-name="Standard"><text:s text:c="4"/>123 | 1.8e+05 | <text:s text:c="5"/>2021-05-22 | Senior manager | Development | <text:s text:c="3"/>Somya</text:p>
      <text:p text:style-name="Standard"><text:s text:c="4"/>121 | <text:s text:c="2"/>2e+05 | <text:s text:c="5"/>2022-02-12 | <text:s text:c="7"/>manager | <text:s text:c="3"/>Software | <text:s text:c="2"/>Seetha</text:p>
      <text:p text:style-name="Standard"><text:s text:c="4"/>189 | <text:s text:c="2"/>9e+05 | <text:s text:c="5"/>2022-02-12 | <text:s text:c="5"/>Executive | <text:s text:c="3"/>Software | GOWTHAMI</text:p>
      <text:p text:style-name="Standard"><text:s text:c="4"/>789 | <text:s text:c="2"/>1e+05 | <text:s text:c="5"/>2022-02-12 | <text:s text:c="5"/>Executive | <text:s text:c="3"/>Software | <text:s text:c="2"/>Geetha</text:p>
      <text:p text:style-name="Standard"><text:s text:c="4"/>989 | <text:s text:c="2"/>60000 | <text:s text:c="5"/>2022-02-12 | <text:s text:c="5"/>Executive | <text:s text:c="4"/>TESTING | <text:s/>CHINMAI</text:p>
      <text:p text:style-name="Standard"><text:s text:c="4"/>989 | <text:s text:c="2"/>70000 | <text:s text:c="5"/>2022-02-12 | <text:s text:c="5"/>Executive | <text:s text:c="4"/>TESTING | <text:s/>CHIRAAG</text:p>
      <text:p text:style-name="Standard"/>
      <text:p text:style-name="Standard">(6 rows)</text:p>
      <text:p text:style-name="Standard">cqlsh:employee&gt; insert into employee_info1(emp_id,ename,designation,date_of_joining,salary,dname)values(989,'KAlA','Executive','2022-02-12',75000,'TESTING');</text:p>
      <text:p text:style-name="Standard">cqlsh:employee&gt; select *from employee_info1;</text:p>
      <text:p text:style-name="Standard"/>
      <text:p text:style-name="Standard"><text:s/>emp_id | salary <text:s/>| date_of_joining | designation <text:s text:c="3"/>| dname <text:s text:c="6"/>| ename</text:p>
      <text:p text:style-name="Standard">--------+---------+-----------------+----------------+-------------+----------</text:p>
      <text:p text:style-name="Standard"><text:s text:c="4"/>123 | 1.8e+05 | <text:s text:c="5"/>2021-05-22 | Senior manager | Development | <text:s text:c="3"/>Somya</text:p>
      <text:p text:style-name="Standard"><text:s text:c="4"/>121 | <text:s text:c="2"/>2e+05 | <text:s text:c="5"/>2022-02-12 | <text:s text:c="7"/>manager | <text:s text:c="3"/>Software | <text:s text:c="2"/>Seetha</text:p>
      <text:p text:style-name="Standard"><text:s text:c="4"/>189 | <text:s text:c="2"/>9e+05 | <text:s text:c="5"/>2022-02-12 | <text:s text:c="5"/>Executive | <text:s text:c="3"/>Software | GOWTHAMI</text:p>
      <text:p text:style-name="Standard"><text:s text:c="4"/>789 | <text:s text:c="2"/>1e+05 | <text:s text:c="5"/>2022-02-12 | <text:s text:c="5"/>Executive | <text:s text:c="3"/>Software | <text:s text:c="2"/>Geetha</text:p>
      <text:p text:style-name="Standard"><text:s text:c="4"/>989 | <text:s text:c="2"/>60000 | <text:s text:c="5"/>2022-02-12 | <text:s text:c="5"/>Executive | <text:s text:c="4"/>TESTING | <text:s/>CHINMAI</text:p>
      <text:p text:style-name="Standard"><text:s text:c="4"/>989 | <text:s text:c="2"/>70000 | <text:s text:c="5"/>2022-02-12 | <text:s text:c="5"/>Executive | <text:s text:c="4"/>TESTING | <text:s/>CHIRAAG</text:p>
      <text:p text:style-name="Standard"><text:s text:c="4"/>989 | <text:s text:c="2"/>75000 | <text:s text:c="5"/>2022-02-12 | <text:s text:c="5"/>Executive | <text:s text:c="4"/>TESTING | <text:s text:c="4"/>KAlA</text:p>
      <text:p text:style-name="Standard"/>
      <text:p text:style-name="Standard">(7 rows)</text:p>
      <text:p text:style-name="Standard">cqlsh:employee&gt; select *from employee_info1 WHERE emp_id=989 order by salary desc limit 3;</text:p>
      <text:p text:style-name="Standard"/>
      <text:p text:style-name="Standard"><text:s/>emp_id | salary | date_of_joining | designation | dname <text:s text:c="2"/>| ename</text:p>
      <text:p text:style-name="Standard">--------+--------+-----------------+-------------+---------+---------</text:p>
      <text:p text:style-name="Standard"><text:s text:c="4"/>989 | <text:s/>75000 | <text:s text:c="5"/>2022-02-12 | <text:s text:c="2"/>Executive | TESTING | <text:s text:c="3"/>KAlA</text:p>
      <text:p text:style-name="Standard"><text:s text:c="4"/>989 | <text:s/>70000 | <text:s text:c="5"/>2022-02-12 | <text:s text:c="2"/>Executive | TESTING | CHIRAAG</text:p>
      <text:p text:style-name="Standard"><text:s text:c="4"/>989 | <text:s/>60000 | <text:s text:c="5"/>2022-02-12 | <text:s text:c="2"/>Executive | TESTING | CHINMAI</text:p>
      <text:p text:style-name="Standard"/>
      <text:p text:style-name="Standard">(3 rows)</text:p>
      <text:p text:style-name="Standard">cqlsh:employee&gt; alter table employee_info1 add Projects set&lt;text&gt;;</text:p>
      <text:p text:style-name="Standard">cqlsh:employee&gt; update employee_info set Projects={'ML','DL'} where emp_id=989 and salary=60000;</text:p>
      <text:p text:style-name="Standard">InvalidRequest: Error from server: code=2200 [Invalid query] message="Undefined column name projects"</text:p>
      <text:p text:style-name="Standard">cqlsh:employee&gt; select *from employee_info1;</text:p>
      <text:p text:style-name="Standard"/>
      <text:p text:style-name="Standard"><text:s/>emp_id | salary <text:s/>| date_of_joining | designation <text:s text:c="3"/>| dname <text:s text:c="6"/>| ename <text:s text:c="3"/>| projects</text:p>
      <text:p text:style-name="Standard">--------+---------+-----------------+----------------+-------------+----------+----------</text:p>
      <text:p text:style-name="Standard"><text:s text:c="4"/>123 | 1.8e+05 | <text:s text:c="5"/>2021-05-22 | Senior manager | Development | <text:s text:c="3"/>Somya | <text:s text:c="4"/>null</text:p>
      <text:p text:style-name="Standard"><text:s text:c="4"/>121 | <text:s text:c="2"/>2e+05 | <text:s text:c="5"/>2022-02-12 | <text:s text:c="7"/>manager | <text:s text:c="3"/>Software | <text:s text:c="2"/>Seetha | <text:s text:c="4"/>null</text:p>
      <text:p text:style-name="Standard"><text:s text:c="4"/>189 | <text:s text:c="2"/>9e+05 | <text:s text:c="5"/>2022-02-12 | <text:s text:c="5"/>Executive | <text:s text:c="3"/>Software | GOWTHAMI | <text:s text:c="4"/>null</text:p>
      <text:p text:style-name="Standard"><text:s text:c="4"/>789 | <text:s text:c="2"/>1e+05 | <text:s text:c="5"/>2022-02-12 | <text:s text:c="5"/>Executive | <text:s text:c="3"/>Software | <text:s text:c="2"/>Geetha | <text:s text:c="4"/>null</text:p>
      <text:p text:style-name="Standard"><text:soft-page-break/><text:s text:c="4"/>989 | <text:s text:c="2"/>60000 | <text:s text:c="5"/>2022-02-12 | <text:s text:c="5"/>Executive | <text:s text:c="4"/>TESTING | <text:s/>CHINMAI | <text:s text:c="4"/>null</text:p>
      <text:p text:style-name="Standard"><text:s text:c="4"/>989 | <text:s text:c="2"/>70000 | <text:s text:c="5"/>2022-02-12 | <text:s text:c="5"/>Executive | <text:s text:c="4"/>TESTING | <text:s/>CHIRAAG | <text:s text:c="4"/>null</text:p>
      <text:p text:style-name="Standard"><text:s text:c="4"/>989 | <text:s text:c="2"/>75000 | <text:s text:c="5"/>2022-02-12 | <text:s text:c="5"/>Executive | <text:s text:c="4"/>TESTING | <text:s text:c="4"/>KAlA | <text:s text:c="4"/>null</text:p>
      <text:p text:style-name="Standard"/>
      <text:p text:style-name="Standard">(7 rows)</text:p>
      <text:p text:style-name="Standard">cqlsh:employee&gt; update employee_info set Projects=['ML','DL'] where emp_id=989 and salary=60000;</text:p>
      <text:p text:style-name="Standard">InvalidRequest: Error from server: code=2200 [Invalid query] message="Undefined column name projects"</text:p>
      <text:p text:style-name="Standard">cqlsh:employee&gt; update employee_info set projects=['ML','DL'] where emp_id=989 and salary=60000;</text:p>
      <text:p text:style-name="Standard">InvalidRequest: Error from server: code=2200 [Invalid query] message="Undefined column name projects"</text:p>
      <text:p text:style-name="Standard">cqlsh:employee&gt; update employee_info set projects=['ML','DL'] where emp_id=989;</text:p>
      <text:p text:style-name="Standard">InvalidRequest: Error from server: code=2200 [Invalid query] message="Undefined column name projects"</text:p>
      <text:p text:style-name="Standard">cqlsh:employee&gt; update employee_info1 set projects=['ML','DL'] where emp_id=989 and salary=60000;</text:p>
      <text:p text:style-name="Standard">InvalidRequest: Error from server: code=2200 [Invalid query] message="Invalid list literal for projects of type set&lt;text&gt;"</text:p>
      <text:p text:style-name="Standard">cqlsh:employee&gt; update employee_info1 set projects=['ML','DL] where emp_id=989 and salary=60000;</text:p>
      <text:p text:style-name="Standard">[1]+ <text:s/>Stopped <text:s text:c="16"/>cqlsh</text:p>
      <text:p text:style-name="Standard">bmsce@bmsce-OptiPlex-3060:~$ cqlsh</text:p>
      <text:p text:style-name="Standard">Connected to Test Cluster at 127.0.0.1:9042.</text:p>
      <text:p text:style-name="Standard">[cqlsh 5.0.1 | Cassandra 3.11.12 | CQL spec 3.4.4 | Native protocol v4]</text:p>
      <text:p text:style-name="Standard">Use HELP for help.</text:p>
      <text:p text:style-name="Standard">cqlsh&gt; use employee</text:p>
      <text:p text:style-name="Standard"><text:s text:c="3"/>... ;</text:p>
      <text:p text:style-name="Standard">cqlsh:employee&gt; update employee-info1 set projects={'ML','DL'} where emp_id=989 and salary=60000;</text:p>
      <text:p text:style-name="Standard">SyntaxException: line 1:15 no viable alternative at input '-' (update [employee]-...)</text:p>
      <text:p text:style-name="Standard">cqlsh:employee&gt; update employee_info1 set projects={'ML','DL'} where emp_id=989 and salary=60000;</text:p>
      <text:p text:style-name="Standard">cqlsh:employee&gt; select *from employee_info1;</text:p>
      <text:p text:style-name="Standard"/>
      <text:p text:style-name="Standard"><text:s/>emp_id | salary <text:s/>| date_of_joining | designation <text:s text:c="3"/>| dname <text:s text:c="6"/>| ename <text:s text:c="3"/>| projects</text:p>
      <text:p text:style-name="Standard">--------+---------+-----------------+----------------+-------------+----------+--------------</text:p>
      <text:p text:style-name="Standard"><text:s text:c="4"/>123 | 1.8e+05 | <text:s text:c="5"/>2021-05-22 | Senior manager | Development | <text:s text:c="3"/>Somya | <text:s text:c="8"/>null</text:p>
      <text:p text:style-name="Standard"><text:s text:c="4"/>121 | <text:s text:c="2"/>2e+05 | <text:s text:c="5"/>2022-02-12 | <text:s text:c="7"/>manager | <text:s text:c="3"/>Software | <text:s text:c="2"/>Seetha | <text:s text:c="8"/>null</text:p>
      <text:p text:style-name="Standard"><text:s text:c="4"/>189 | <text:s text:c="2"/>9e+05 | <text:s text:c="5"/>2022-02-12 | <text:s text:c="5"/>Executive | <text:s text:c="3"/>Software | GOWTHAMI | <text:s text:c="8"/>null</text:p>
      <text:p text:style-name="Standard"><text:s text:c="4"/>789 | <text:s text:c="2"/>1e+05 | <text:s text:c="5"/>2022-02-12 | <text:s text:c="5"/>Executive | <text:s text:c="3"/>Software | <text:s text:c="2"/>Geetha | <text:s text:c="8"/>null</text:p>
      <text:p text:style-name="Standard"><text:s text:c="4"/>989 | <text:s text:c="2"/>60000 | <text:s text:c="5"/>2022-02-12 | <text:s text:c="5"/>Executive | <text:s text:c="4"/>TESTING | <text:s/>CHINMAI | {'DL', 'ML'}</text:p>
      <text:p text:style-name="Standard"><text:s text:c="4"/>989 | <text:s text:c="2"/>70000 | <text:s text:c="5"/>2022-02-12 | <text:s text:c="5"/>Executive | <text:s text:c="4"/>TESTING | <text:s/>CHIRAAG | <text:s text:c="8"/>null</text:p>
      <text:p text:style-name="Standard"><text:s text:c="4"/>989 | <text:s text:c="2"/>75000 | <text:s text:c="5"/>2022-02-12 | <text:s text:c="5"/>Executive | <text:s text:c="4"/>TESTING | <text:s text:c="4"/>KAlA | <text:s text:c="8"/>null</text:p>
      <text:p text:style-name="Standard"/>
      <text:p text:style-name="Standard">(7 rows)</text:p>
      <text:p text:style-name="Standard">cqlsh:employee&gt; update employee_info1 set projects={'ML','DL'} where emp_id=989;</text:p>
      <text:p text:style-name="Standard">InvalidRequest: Error from server: code=2200 [Invalid query] message="Some clustering keys are missing: salary"</text:p>
      <text:p text:style-name="Standard">cqlsh:employee&gt; update employee_info1 set projects={'ML','DL'} where emp_id=123;</text:p>
      <text:p text:style-name="Standard"><text:soft-page-break/>InvalidRequest: Error from server: code=2200 [Invalid query] message="Some clustering keys are missing: salary"</text:p>
      <text:p text:style-name="Standard">cqlsh:employee&gt; update employee_info1 set projects={'ML','DL'} where emp_id=123 and salary=180000;</text:p>
      <text:p text:style-name="Standard">cqlsh:employee&gt; select *from employee_info1;</text:p>
      <text:p text:style-name="Standard"/>
      <text:p text:style-name="Standard"><text:s/>emp_id | salary <text:s/>| date_of_joining | designation <text:s text:c="3"/>| dname <text:s text:c="6"/>| ename <text:s text:c="3"/>| projects</text:p>
      <text:p text:style-name="Standard">--------+---------+-----------------+----------------+-------------+----------+--------------</text:p>
      <text:p text:style-name="Standard"><text:s text:c="4"/>123 | 1.8e+05 | <text:s text:c="5"/>2021-05-22 | Senior manager | Development | <text:s text:c="3"/>Somya | {'DL', 'ML'}</text:p>
      <text:p text:style-name="Standard"><text:s text:c="4"/>121 | <text:s text:c="2"/>2e+05 | <text:s text:c="5"/>2022-02-12 | <text:s text:c="7"/>manager | <text:s text:c="3"/>Software | <text:s text:c="2"/>Seetha | <text:s text:c="8"/>null</text:p>
      <text:p text:style-name="Standard"><text:s text:c="4"/>189 | <text:s text:c="2"/>9e+05 | <text:s text:c="5"/>2022-02-12 | <text:s text:c="5"/>Executive | <text:s text:c="3"/>Software | GOWTHAMI | <text:s text:c="8"/>null</text:p>
      <text:p text:style-name="Standard"><text:s text:c="4"/>789 | <text:s text:c="2"/>1e+05 | <text:s text:c="5"/>2022-02-12 | <text:s text:c="5"/>Executive | <text:s text:c="3"/>Software | <text:s text:c="2"/>Geetha | <text:s text:c="8"/>null</text:p>
      <text:p text:style-name="Standard"><text:s text:c="4"/>989 | <text:s text:c="2"/>60000 | <text:s text:c="5"/>2022-02-12 | <text:s text:c="5"/>Executive | <text:s text:c="4"/>TESTING | <text:s/>CHINMAI | {'DL', 'ML'}</text:p>
      <text:p text:style-name="Standard"><text:s text:c="4"/>989 | <text:s text:c="2"/>70000 | <text:s text:c="5"/>2022-02-12 | <text:s text:c="5"/>Executive | <text:s text:c="4"/>TESTING | <text:s/>CHIRAAG | <text:s text:c="8"/>null</text:p>
      <text:p text:style-name="Standard"><text:s text:c="4"/>989 | <text:s text:c="2"/>75000 | <text:s text:c="5"/>2022-02-12 | <text:s text:c="5"/>Executive | <text:s text:c="4"/>TESTING | <text:s text:c="4"/>KAlA | <text:s text:c="8"/>null</text:p>
      <text:p text:style-name="Standard"/>
      <text:p text:style-name="Standard">(7 rows)</text:p>
      <text:p text:style-name="Standard">cqlsh:employee&gt; update employee_info1 using TTl 15 set ename='MY' where emp_id=123 and salary=180000;</text:p>
      <text:p text:style-name="Standard">cqlsh:employee&gt; select *from employee_info1;</text:p>
      <text:p text:style-name="Standard"/>
      <text:p text:style-name="Standard"><text:s/>emp_id | salary <text:s/>| date_of_joining | designation <text:s text:c="3"/>| dname <text:s text:c="6"/>| ename <text:s text:c="3"/>| projects</text:p>
      <text:p text:style-name="Standard">--------+---------+-----------------+----------------+-------------+----------+--------------</text:p>
      <text:p text:style-name="Standard"><text:s text:c="4"/>123 | 1.8e+05 | <text:s text:c="5"/>2021-05-22 | Senior manager | Development | <text:s text:c="6"/>MY | {'DL', 'ML'}</text:p>
      <text:p text:style-name="Standard"><text:s text:c="4"/>121 | <text:s text:c="2"/>2e+05 | <text:s text:c="5"/>2022-02-12 | <text:s text:c="7"/>manager | <text:s text:c="3"/>Software | <text:s text:c="2"/>Seetha | <text:s text:c="8"/>null</text:p>
      <text:p text:style-name="Standard"><text:s text:c="4"/>189 | <text:s text:c="2"/>9e+05 | <text:s text:c="5"/>2022-02-12 | <text:s text:c="5"/>Executive | <text:s text:c="3"/>Software | GOWTHAMI | <text:s text:c="8"/>null</text:p>
      <text:p text:style-name="Standard"><text:s text:c="4"/>789 | <text:s text:c="2"/>1e+05 | <text:s text:c="5"/>2022-02-12 | <text:s text:c="5"/>Executive | <text:s text:c="3"/>Software | <text:s text:c="2"/>Geetha | <text:s text:c="8"/>null</text:p>
      <text:p text:style-name="Standard"><text:s text:c="4"/>989 | <text:s text:c="2"/>60000 | <text:s text:c="5"/>2022-02-12 | <text:s text:c="5"/>Executive | <text:s text:c="4"/>TESTING | <text:s/>CHINMAI | {'DL', 'ML'}</text:p>
      <text:p text:style-name="Standard"><text:s text:c="4"/>989 | <text:s text:c="2"/>70000 | <text:s text:c="5"/>2022-02-12 | <text:s text:c="5"/>Executive | <text:s text:c="4"/>TESTING | <text:s/>CHIRAAG | <text:s text:c="8"/>null</text:p>
      <text:p text:style-name="Standard"><text:s text:c="4"/>989 | <text:s text:c="2"/>75000 | <text:s text:c="5"/>2022-02-12 | <text:s text:c="5"/>Executive | <text:s text:c="4"/>TESTING | <text:s text:c="4"/>KAlA | <text:s text:c="8"/>null</text:p>
      <text:p text:style-name="Standard"/>
      <text:p text:style-name="Standard">(7 rows)</text:p>
      <text:p text:style-name="Standard">cqlsh:employee&gt; update employee_info1 using TTl 15 set ename='MY' where emp_id=123 and salary=180000;</text:p>
      <text:p text:style-name="Standard">cqlsh:employee&gt; select *from employee_info1;</text:p>
      <text:p text:style-name="Standard"/>
      <text:p text:style-name="Standard"><text:s/>emp_id | salary <text:s/>| date_of_joining | designation <text:s text:c="3"/>| dname <text:s text:c="6"/>| ename <text:s text:c="3"/>| projects</text:p>
      <text:p text:style-name="Standard">--------+---------+-----------------+----------------+-------------+----------+--------------</text:p>
      <text:p text:style-name="Standard"><text:s text:c="4"/>123 | 1.8e+05 | <text:s text:c="5"/>2021-05-22 | Senior manager | Development | <text:s text:c="6"/>MY | {'DL', 'ML'}</text:p>
      <text:p text:style-name="Standard"><text:s text:c="4"/>121 | <text:s text:c="2"/>2e+05 | <text:s text:c="5"/>2022-02-12 | <text:s text:c="7"/>manager | <text:s text:c="3"/>Software | <text:s text:c="2"/>Seetha | <text:s text:c="8"/>null</text:p>
      <text:p text:style-name="Standard"><text:s text:c="4"/>189 | <text:s text:c="2"/>9e+05 | <text:s text:c="5"/>2022-02-12 | <text:s text:c="5"/>Executive | <text:s text:c="3"/>Software | GOWTHAMI | <text:s text:c="8"/>null</text:p>
      <text:p text:style-name="Standard"><text:s text:c="4"/>789 | <text:s text:c="2"/>1e+05 | <text:s text:c="5"/>2022-02-12 | <text:s text:c="5"/>Executive | <text:s text:c="3"/>Software | <text:s text:c="2"/>Geetha | <text:s text:c="8"/>null</text:p>
      <text:p text:style-name="Standard"><text:s text:c="4"/>989 | <text:s text:c="2"/>60000 | <text:s text:c="5"/>2022-02-12 | <text:s text:c="5"/>Executive | <text:s text:c="4"/>TESTING | <text:s/>CHINMAI | {'DL', 'ML'}</text:p>
      <text:p text:style-name="Standard"><text:s text:c="4"/>989 | <text:s text:c="2"/>70000 | <text:s text:c="5"/>2022-02-12 | <text:s text:c="5"/>Executive | <text:s text:c="4"/>TESTING | <text:s/>CHIRAAG | <text:s text:c="8"/>null</text:p>
      <text:p text:style-name="Standard"><text:s text:c="4"/>989 | <text:s text:c="2"/>75000 | <text:s text:c="5"/>2022-02-12 | <text:s text:c="5"/>Executive | <text:s text:c="4"/>TESTING | <text:s text:c="4"/>KAlA | <text:s text:c="8"/>null</text:p>
      <text:p text:style-name="Standard"/>
      <text:p text:style-name="Standard">(7 rows)</text:p>
      <text:p text:style-name="Standard">cqlsh:employee&gt; ..</text:p>
      <text:p text:style-name="Standard"><text:s text:c="12"/>... ;</text:p>
      <text:p text:style-name="Standard">SyntaxException: line 1:0 no viable alternative at input '.' ([.]...)</text:p>
      <text:p text:style-name="Standard">cqlsh:employee&gt; exit</text:p>
      <text:p text:style-name="Standard">bmsce@bmsce-OptiPlex-3060:~$ cqlsh</text:p>
      <text:p text:style-name="Standard"><text:soft-page-break/>Connected to Test Cluster at 127.0.0.1:9042.</text:p>
      <text:p text:style-name="Standard">[cqlsh 5.0.1 | Cassandra 3.11.12 | CQL spec 3.4.4 | Native protocol v4]</text:p>
      <text:p text:style-name="Standard">Use HELP for help.</text:p>
      <text:p text:style-name="Standard">cqlsh&gt; d query] message="Undefined column name projects"</text:p>
      <text:p text:style-name="Standard"><text:s text:c="3"/>... </text:p>
      <text:p text:style-name="Standard"><text:s text:c="3"/>... ;</text:p>
      <text:p text:style-name="Standard">SyntaxException: line 1:0 no viable alternative at input 'd' ([d]...)</text:p>
      <text:p text:style-name="Standard">cqlsh&gt; create keyspace Library;</text:p>
      <text:p text:style-name="Standard">SyntaxException: line 1:23 mismatched input ';' expecting K_WITH (create keyspace Library[;])</text:p>
      <text:p text:style-name="Standard">cqlsh&gt; create keyspace Library with replication{'class':'SimpleStrategy','replication_factor':3};</text:p>
      <text:p text:style-name="Standard">SyntaxException: line 1:40 no viable alternative at input '{' (create keyspace Library with [replication]{...)</text:p>
      <text:p text:style-name="Standard">cqlsh&gt; create keyspace Library with replication={'class':'SimpleStrategy','replication_factor':3};</text:p>
      <text:p text:style-name="Standard">cqlsh&gt; create table libarary_info</text:p>
      <text:p text:style-name="Standard"><text:s text:c="3"/>... (</text:p>
      <text:p text:style-name="Standard"><text:s text:c="3"/>... stu-id int,</text:p>
      <text:p text:style-name="Standard"><text:s text:c="3"/>... counter_value counter,</text:p>
      <text:p text:style-name="Standard"><text:s text:c="3"/>... sname varchar,</text:p>
      <text:p text:style-name="Standard"><text:s text:c="3"/>... banme varchar,</text:p>
      <text:p text:style-name="Standard"><text:s text:c="3"/>... bid int,</text:p>
      <text:p text:style-name="Standard"><text:s text:c="3"/>... date_of_issue date,</text:p>
      <text:p text:style-name="Standard"><text:s text:c="3"/>... primary key(stu-id,sname,banme,bid,date_of_issue)</text:p>
      <text:p text:style-name="Standard"><text:s text:c="3"/>... );</text:p>
      <text:p text:style-name="Standard">SyntaxException: line 3:3 no viable alternative at input '-' (create table libarary_info(stu[-]...)</text:p>
      <text:p text:style-name="Standard">cqlsh&gt; create table libarary_info ( stu_id int, counter_value counter, sname varchar, bname varchar, bid int, date_of_issue date, primary key(stu_id,sname,bname,bid,date_of_issue) );</text:p>
      <text:p text:style-name="Standard">InvalidRequest: Error from server: code=2200 [Invalid query] message="No keyspace has been specified. USE a keyspace, or explicitly specify keyspace.tablename"</text:p>
      <text:p text:style-name="Standard">cqlsh&gt; use library;</text:p>
      <text:p text:style-name="Standard">cqlsh:library&gt; create table libarary_info ( stu_id int, counter_value counter, sname varchar, bname varchar, bid int, date_of_issue date, primary key(stu_id,sname,bname,bid,date_of_issue) );</text:p>
      <text:p text:style-name="Standard">cqlsh:library&gt; insert into libarary_info(stu_id,sname,bname,bid,date_of_issue)values(123,'Shilpa','machine learning',100,'2022-08-19');</text:p>
      <text:p text:style-name="Standard">InvalidRequest: Error from server: code=2200 [Invalid query] message="INSERT statements are not allowed on counter tables, use UPDATE instead"</text:p>
      <text:p text:style-name="Standard">cqlsh:library&gt; update libarary_info set counter_value=counter_value+1 where stu_id=1 and sname='shilpa' and bname='Machine learning' and bid,date_of_issue='2022-08-19';</text:p>
      <text:p text:style-name="Standard">SyntaxException: line 1:125 no viable alternative at input ',' (...'shilpa' and bname='Machine learning' and [bid],...)</text:p>
      <text:p text:style-name="Standard">cqlsh:library&gt; update libarary_info set counter_value=counter_value+1 where stu_id=1 and sname='shilpa' and bname='Machine learning' and bid=100 and date_of_issue='2022-08-19';</text:p>
      <text:p text:style-name="Standard">cqlsh:library&gt; update libarary_info set counter_value=counter_value+1 where stu_id=2 and sname='Somya' and bname='Deep learning' and bid=200 and date_of_issue='2021-09-11';</text:p>
      <text:p text:style-name="Standard">cqlsh:library&gt; select *from libarary_info;</text:p>
      <text:p text:style-name="Standard"/>
      <text:p text:style-name="Standard"><text:s/>stu_id | sname <text:s/>| bname <text:s text:c="11"/>| bid | date_of_issue | counter_value</text:p>
      <text:p text:style-name="Standard">--------+--------+------------------+-----+---------------+---------------</text:p>
      <text:p text:style-name="Standard"><text:s text:c="6"/>1 | shilpa | Machine learning | 100 | <text:s text:c="3"/>2022-08-19 | <text:s text:c="12"/>1</text:p>
      <text:p text:style-name="Standard"><text:s text:c="6"/>2 | <text:s/>Somya | <text:s text:c="3"/>Deep learning | 200 | <text:s text:c="3"/>2021-09-11 | <text:s text:c="12"/>1</text:p>
      <text:p text:style-name="Standard"/>
      <text:p text:style-name="Standard">(2 rows)</text:p>
      <text:p text:style-name="Standard"><text:soft-page-break/>cqlsh:library&gt; update libarary_info set counter_value=counter_value+1 where stu_id=2 and sname='Somya' and bname='Neural Networks' and bid=300 and date_of_issue='2021-09-11';</text:p>
      <text:p text:style-name="Standard">cqlsh:library&gt; select *from libarary_info;</text:p>
      <text:p text:style-name="Standard"/>
      <text:p text:style-name="Standard"><text:s/>stu_id | sname <text:s/>| bname <text:s text:c="11"/>| bid | date_of_issue | counter_value</text:p>
      <text:p text:style-name="Standard">--------+--------+------------------+-----+---------------+---------------</text:p>
      <text:p text:style-name="Standard"><text:s text:c="6"/>1 | shilpa | Machine learning | 100 | <text:s text:c="3"/>2022-08-19 | <text:s text:c="12"/>1</text:p>
      <text:p text:style-name="Standard"><text:s text:c="6"/>2 | <text:s/>Somya | <text:s text:c="3"/>Deep learning | 200 | <text:s text:c="3"/>2021-09-11 | <text:s text:c="12"/>1</text:p>
      <text:p text:style-name="Standard"><text:s text:c="6"/>2 | <text:s/>Somya | <text:s/>Neural Networks | 300 | <text:s text:c="3"/>2021-09-11 | <text:s text:c="12"/>1</text:p>
      <text:p text:style-name="Standard"/>
      <text:p text:style-name="Standard">(3 rows)</text:p>
      <text:p text:style-name="Standard">cqlsh:library&gt; update libarary_info set counter_value=counter_value+1 where stu_id=2 and sname='Somya' and bname='Neural Networks' and bid=300 and date_of_issue='2021-09-11';</text:p>
      <text:p text:style-name="Standard">cqlsh:library&gt; select *from libarary_info;</text:p>
      <text:p text:style-name="Standard"/>
      <text:p text:style-name="Standard"><text:s/>stu_id | sname <text:s/>| bname <text:s text:c="11"/>| bid | date_of_issue | counter_value</text:p>
      <text:p text:style-name="Standard">--------+--------+------------------+-----+---------------+---------------</text:p>
      <text:p text:style-name="Standard"><text:s text:c="6"/>1 | shilpa | Machine learning | 100 | <text:s text:c="3"/>2022-08-19 | <text:s text:c="12"/>1</text:p>
      <text:p text:style-name="Standard"><text:s text:c="6"/>2 | <text:s/>Somya | <text:s text:c="3"/>Deep learning | 200 | <text:s text:c="3"/>2021-09-11 | <text:s text:c="12"/>1</text:p>
      <text:p text:style-name="Standard"><text:s text:c="6"/>2 | <text:s/>Somya | <text:s/>Neural Networks | 300 | <text:s text:c="3"/>2021-09-11 | <text:s text:c="12"/>2</text:p>
      <text:p text:style-name="Standard"/>
      <text:p text:style-name="Standard">(3 rows)</text:p>
      <text:p text:style-name="Standard">cqlsh:library&gt; copy library_info(stu_id,counter_value,sname,bname,bid,date_of_issue)TO 'd:\Libarary_info.csv';</text:p>
      <text:p text:style-name="Standard">Column family 'library_info' not found</text:p>
      <text:p text:style-name="Standard">cqlsh:library&gt; copy libarary_info(stu_id,counter_value,sname,bname,bid,date_of_issue)TO 'd:\Libarary_info.csv';</text:p>
      <text:p text:style-name="Standard">Using 11 child processes</text:p>
      <text:p text:style-name="Standard"/>
      <text:p text:style-name="Standard">Starting copy of library.libarary_info with columns [stu_id, counter_value, sname, bname, bid, date_of_issue].</text:p>
      <text:p text:style-name="Standard">Processed: 3 rows; Rate: <text:s text:c="5"/>27 rows/s; Avg. rate: <text:s text:c="5"/>27 rows/s</text:p>
      <text:p text:style-name="Standard">3 rows exported to 1 files in 0.136 seconds.</text:p>
      <text:p text:style-name="Standard">cqlsh:library&gt; create table libarary_info1 ( stu_id int, counter_value counter, sname varchar, bname varchar, bid int, date_of_issue date, primary key(stu_id,sname,bname,bid,date_of_issue) );</text:p>
      <text:p text:style-name="Standard">cqlsh:library&gt; copy libarary_info1(stu_id,counter_value,sname,bname,bid,date_of_issue)FROm 'd:\Libarary_info.csv';</text:p>
      <text:p text:style-name="Standard">Using 11 child processes</text:p>
      <text:p text:style-name="Standard"/>
      <text:p text:style-name="Standard">Starting copy of library.libarary_info1 with columns [stu_id, counter_value, sname, bname, bid, date_of_issue].</text:p>
      <text:p text:style-name="Standard">Processed: 3 rows; Rate: <text:s text:c="6"/>5 rows/s; Avg. rate: <text:s text:c="6"/>7 rows/s</text:p>
      <text:p text:style-name="Standard">3 rows imported from 1 files in 0.406 seconds (0 skipped).</text:p>
      <text:p text:style-name="Standard">cqlsh:library&gt; select *from libarary_info1;</text:p>
      <text:p text:style-name="Standard"/>
      <text:p text:style-name="Standard"><text:s/>stu_id | sname <text:s/>| bname <text:s text:c="11"/>| bid | date_of_issue | counter_value</text:p>
      <text:p text:style-name="Standard">--------+--------+------------------+-----+---------------+---------------</text:p>
      <text:p text:style-name="Standard"><text:s text:c="6"/>1 | shilpa | Machine learning | 100 | <text:s text:c="3"/>2022-08-19 | <text:s text:c="12"/>1</text:p>
      <text:p text:style-name="Standard"><text:s text:c="6"/>2 | <text:s/>Somya | <text:s text:c="3"/>Deep learning | 200 | <text:s text:c="3"/>2021-09-11 | <text:s text:c="12"/>1</text:p>
      <text:p text:style-name="Standard"><text:s text:c="6"/>2 | <text:s/>Somya | <text:s/>Neural Networks | 300 | <text:s text:c="3"/>2021-09-11 | <text:s text:c="12"/>2</text:p>
      <text:p text:style-name="Standard"/>
      <text:p text:style-name="Standard">(3 row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0:23:37.394919717</meta:creation-date>
    <dc:date>2022-06-09T22:52:27.362661173</dc:date>
    <meta:editing-duration>PT10M57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9" meta:paragraph-count="332" meta:word-count="2764" meta:character-count="24244" meta:non-whitespace-character-count="19529"/>
  </office:meta>
</office:document-meta>
</file>